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81cm" style:rel-column-width="37035*"/>
    </style:style>
    <style:style style:name="Table1.B" style:family="table-column">
      <style:table-column-properties style:column-width="7.373cm" style:rel-column-width="2850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Thorndale AMT1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top="0cm" fo:margin-bottom="0.203cm"/>
    </style:style>
    <style:style style:name="P8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P9" style:family="paragraph" style:parent-style-name="Standard">
      <style:paragraph-properties fo:margin-left="11.28cm" fo:margin-right="0cm" fo:text-indent="0cm" style:auto-text-indent="false"/>
      <style:text-properties style:font-name="Thorndale AMT1"/>
    </style:style>
    <style:style style:name="P10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Thorndale AMT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acking in objects"&gt;</text:placeholder></text:p>
      <text:p text:style-name="P10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full_name&gt;</text:placeholder></text:p>
      <text:p text:style-name="P5"><text:placeholder text:placeholder-type="text">&lt;for each="line in packing.delivery_address.full_address.split('\n')"&gt;</text:placeholder></text:p>
      <text:p text:style-name="P5"><text:placeholder text:placeholder-type="text">&lt;line&gt;</text:placeholder></text:p>
      <text:p text:style-name="P5"><text:placeholder text:placeholder-type="text">&lt;/for&gt;</text:placeholder></text:p>
      <text:p text:style-name="P6"><text:span text:style-name="T3">Packing</text:span><text:span text:style-name="T1"> List</text:span></text:p>
      <text:p text:style-name="P7"><text:span text:style-name="T1">Packing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1"><text:placeholder text:placeholder-type="text">&lt;formatLang(packing.effective_date and packing.effective_date.strftime("%Y-%m-%d") or datetime.datetime.today().strftime("%Y-%m-%d"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3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3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A2" office:value-type="string">
            <text:p text:style-name="P4"><text:placeholder text:placeholder-type="text">&lt;formatLang(move.quantity, packing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9:02</meta:creation-date>
    <dc:date>2008-10-22T19:57:39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4" meta:word-count="10" meta:character-count="96"/>
  </office:meta>
</office:document-meta>
</file>